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6.2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row table:style-name="ro1">
          <table:table-cell office:value-type="string" calcext:value-type="string">
            <text:p>பட்டினத்தா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ாரதியார் வரலாற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ிருவாசகம்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தேவநேயப் பாவாணர். ஞா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தம்மபதம், புத்த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ிவவாக்கிய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ஓஷோ</text:p>
          </table:table-cell>
          <table:table-cell table:number-columns-repeated="63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9:24:29.814395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3-18T19:24:38.850309788</dc:date>
    <meta:editing-duration>PT4H8M49S</meta:editing-duration>
    <meta:editing-cycles>54</meta:editing-cycles>
    <meta:document-statistic meta:table-count="1" meta:cell-count="7" meta:object-count="0"/>
  </office:meta>
</office:document-meta>
</file>